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9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157.66mm"/>
    </style:style>
    <style:style style:name="co4" style:family="table-column">
      <style:table-column-properties fo:break-before="auto" style:column-width="67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ext-properties fo:color="#0000ff" style:font-name="Cambria" fo:font-size="11pt" fo:language="en" fo:country="US" style:font-name-asian="Tahoma" style:font-size-asian="11pt" style:language-asian="en" style:country-asian="US" style:font-name-complex="Tahoma" style:font-size-complex="11pt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ention</text:p>
          </table:table-cell>
          <table:table-cell office:value-type="string" calcext:value-type="string">
            <text:p>Action/Evenement</text:p>
          </table:table-cell>
          <table:table-cell office:value-type="string" calcext:value-type="string">
            <text:p>Réponse</text:p>
          </table:table-cell>
          <table:table-cell office:value-type="string" calcext:value-type="string">
            <text:p>référencement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Bandeau commun 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ableau de bord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ngement de page</text:p>
          </table:table-cell>
          <table:table-cell office:value-type="string" calcext:value-type="string">
            <text:p>Page Gestion_Activite </text:p>
          </table:table-cell>
        </table:table-row>
        <table:table-row table:style-name="ro1">
          <table:table-cell office:value-type="string" calcext:value-type="string">
            <text:p>Bout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Gestion Activité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ngement de page</text:p>
          </table:table-cell>
          <table:table-cell office:value-type="string" calcext:value-type="string">
            <text:p>Page Tableau_De_Bord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3">
          <table:table-cell/>
          <table:table-cell table:style-name="ce4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Propre à la page : </text:p>
          </table:table-cell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nt sur la carte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mettre a jour le label Lieu, en le remplaçant par l'adresse du point cliqué</text:p>
          </table:table-cell>
          <table:table-cell office:value-type="string" calcext:value-type="string">
            <text:p>intern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anger de Lieu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que l'appui sur une ville deviennent possible.</text:p>
          </table:table-cell>
          <table:table-cell office:value-type="string" calcext:value-type="string">
            <text:p>inter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 changer de lieu n'est pas appuy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id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confirmer le changement de lieu, c'est a dire repasser en mode ou les points sur la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te ne sont pas intéractif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registrer les modifications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confirmer le changement de lieu</text:p>
          </table:table-cell>
          <table:table-cell office:value-type="string" calcext:value-type="string">
            <text:p>Page Tableau_De_B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 bouton doit faire appel au service d'envoi de mail pour avertir l'ensemble des participants à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'événe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trole :</text:p>
          </table:table-cell>
          <table:table-cell/>
          <table:table-cell office:value-type="string" calcext:value-type="string">
            <text:p>Indication des services utiles :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number-columns-repeated="2"/>
          <table:table-cell table:style-name="ce6" office:value-type="string" calcext:value-type="string">
            <text:p>public Evenement getEvenement (long id)</text:p>
          </table:table-cell>
          <table:table-cell/>
        </table:table-row>
        <table:table-row table:style-name="ro4">
          <table:table-cell table:number-columns-repeated="2"/>
          <table:table-cell table:style-name="ce6" office:value-type="string" calcext:value-type="string">
            <text:p>public void envoyerMailEvenement(Adherent adherent, Evenement evenement)</text:p>
          </table:table-cell>
          <table:table-cell/>
        </table:table-row>
        <table:table-row table:style-name="ro4">
          <table:table-cell table:number-columns-repeated="2"/>
          <table:table-cell table:style-name="ce6" office:value-type="string" calcext:value-type="string">
            <text:p>public void envoyerMailEvenement(Evenement evenement)</text:p>
          </table:table-cell>
          <table:table-cell/>
        </table:table-row>
        <table:table-row table:style-name="ro4">
          <table:table-cell table:number-columns-repeated="2"/>
          <table:table-cell table:style-name="ce6" office:value-type="string" calcext:value-type="string">
            <text:p>public <text:s/>List&lt;Lieu&gt; getLieux(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dication : il est possible d'obtenir la liste des participants car ceux-ci sont en attributs de l'evenem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4:28:24.2098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31:32.558721000</meta:creation-date>
    <dc:date>2016-03-28T14:41:56.704784000</dc:date>
    <meta:editing-duration>PT5H24M16S</meta:editing-duration>
    <meta:editing-cycles>7</meta:editing-cycles>
    <meta:generator>LibreOffice/4.4.5.2$MacOSX_X86_64 LibreOffice_project/a22f674fd25a3b6f45bdebf25400ed2adff0ff99</meta:generator>
    <meta:document-statistic meta:table-count="1" meta:cell-count="41" meta:object-count="0"/>
  </office:meta>
</office:document-meta>
</file>